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Country</text:p>
          </table:table-cell>
          <table:table-cell office:value-type="string" office:string-value="Product" calcext:value-type="string">
            <text:p><text:s/>Product </text:p>
          </table:table-cell>
          <table:table-cell office:value-type="string" calcext:value-type="string">
            <text:p>taskNam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Canada</text:p>
          </table:table-cell>
          <table:table-cell office:value-type="string" office:string-value="Carretera" calcext:value-type="string">
            <text:p><text:s/>Carretera </text:p>
          </table:table-cell>
          <table:table-cell office:value-type="string" calcext:value-type="string">
            <text:p>task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office:string-value="Carretera" calcext:value-type="string">
            <text:p><text:s/>Carretera </text:p>
          </table:table-cell>
          <table:table-cell office:value-type="string" calcext:value-type="string">
            <text:p>task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France</text:p>
          </table:table-cell>
          <table:table-cell office:value-type="string" office:string-value="Carretera" calcext:value-type="string">
            <text:p><text:s/>Carretera </text:p>
          </table:table-cell>
          <table:table-cell office:value-type="string" calcext:value-type="string">
            <text:p>task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office:string-value="Carretera" calcext:value-type="string">
            <text:p><text:s/>Carretera </text:p>
          </table:table-cell>
          <table:table-cell office:value-type="string" calcext:value-type="string">
            <text:p>task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Mexico</text:p>
          </table:table-cell>
          <table:table-cell office:value-type="string" office:string-value="Carretera" calcext:value-type="string">
            <text:p><text:s/>Carretera </text:p>
          </table:table-cell>
          <table:table-cell office:value-type="string" calcext:value-type="string">
            <text:p>task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Germany</text:p>
          </table:table-cell>
          <table:table-cell office:value-type="string" office:string-value="Carretera" calcext:value-type="string">
            <text:p><text:s/>Carretera </text:p>
          </table:table-cell>
          <table:table-cell office:value-type="string" calcext:value-type="string">
            <text:p>task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dmarket</text:p>
          </table:table-cell>
          <table:table-cell office:value-type="string" calcext:value-type="string">
            <text:p>Germany</text:p>
          </table:table-cell>
          <table:table-cell office:value-type="string" office:string-value="Montana" calcext:value-type="string">
            <text:p><text:s/>Montana </text:p>
          </table:table-cell>
          <table:table-cell office:value-type="string" calcext:value-type="string">
            <text:p>task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Canada</text:p>
          </table:table-cell>
          <table:table-cell office:value-type="string" office:string-value="Montana" calcext:value-type="string">
            <text:p><text:s/>Montana </text:p>
          </table:table-cell>
          <table:table-cell office:value-type="string" calcext:value-type="string">
            <text:p>task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France</text:p>
          </table:table-cell>
          <table:table-cell office:value-type="string" office:string-value="Montana" calcext:value-type="string">
            <text:p><text:s/>Montana </text:p>
          </table:table-cell>
          <table:table-cell office:value-type="string" calcext:value-type="string">
            <text:p>task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annel Partners</text:p>
          </table:table-cell>
          <table:table-cell office:value-type="string" calcext:value-type="string">
            <text:p>Germany</text:p>
          </table:table-cell>
          <table:table-cell office:value-type="string" office:string-value="Montana" calcext:value-type="string">
            <text:p><text:s/>Montana </text:p>
          </table:table-cell>
          <table:table-cell office:value-type="string" calcext:value-type="string">
            <text:p>task10</text:p>
          </table:table-cell>
          <table:table-cell office:value-type="float" office:value="71" calcext:value-type="float">
            <text:p>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2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22">
      <number:text-content/>
      <style:map style:condition="value()&lt;=1.79769313486232E+308" style:apply-style-name="N122P0"/>
    </number:text-style>
    <number:date-style style:name="N123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5:12:56.251034891</meta:creation-date>
    <dc:date>2017-02-23T15:13:29.107477192</dc:date>
    <meta:editing-duration>PT33S</meta:editing-duration>
    <meta:editing-cycles>1</meta:editing-cycles>
    <meta:document-statistic meta:table-count="1" meta:cell-count="55" meta:object-count="0"/>
    <meta:generator>LibreOffice/5.1.4.2$Linux_X86_64 LibreOffice_project/10m0$Build-2</meta:generator>
  </office:meta>
</office:document-meta>
</file>